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6023" officeooo:paragraph-rsid="00126023"/>
    </style:style>
    <style:style style:name="P2" style:family="paragraph" style:parent-style-name="Standard">
      <style:text-properties style:font-name="Calibri" officeooo:rsid="00126023" officeooo:paragraph-rsid="0018416c"/>
    </style:style>
    <style:style style:name="P3" style:family="paragraph" style:parent-style-name="Standard">
      <style:text-properties style:font-name="Calibri" officeooo:rsid="0017c927" officeooo:paragraph-rsid="0017c927"/>
    </style:style>
    <style:style style:name="P4" style:family="paragraph" style:parent-style-name="Standard">
      <style:text-properties style:font-name="Calibri" officeooo:rsid="0017c927" officeooo:paragraph-rsid="0018416c"/>
    </style:style>
    <style:style style:name="P5" style:family="paragraph" style:parent-style-name="Standard">
      <style:text-properties style:font-name="Calibri" officeooo:rsid="0017c927" officeooo:paragraph-rsid="0018b9f4"/>
    </style:style>
    <style:style style:name="P6" style:family="paragraph" style:parent-style-name="Standard">
      <style:text-properties style:font-name="Calibri" officeooo:rsid="0018416c" officeooo:paragraph-rsid="0018416c"/>
    </style:style>
    <style:style style:name="P7" style:family="paragraph" style:parent-style-name="Standard">
      <style:text-properties style:font-name="Calibri" officeooo:rsid="0018b9f4" officeooo:paragraph-rsid="0018b9f4"/>
    </style:style>
    <style:style style:name="P8" style:family="paragraph" style:parent-style-name="Standard">
      <style:text-properties officeooo:rsid="00130c35" officeooo:paragraph-rsid="0014f4ba"/>
    </style:style>
    <style:style style:name="P9" style:family="paragraph" style:parent-style-name="Standard">
      <style:text-properties officeooo:rsid="00130c35" officeooo:paragraph-rsid="0015efc9"/>
    </style:style>
    <style:style style:name="P10" style:family="paragraph" style:parent-style-name="Standard">
      <style:text-properties officeooo:paragraph-rsid="0015efc9"/>
    </style:style>
    <style:style style:name="P11" style:family="paragraph" style:parent-style-name="Standard">
      <style:text-properties style:font-name="Calibri" officeooo:rsid="00126023" officeooo:paragraph-rsid="00126023"/>
    </style:style>
    <style:style style:name="P12" style:family="paragraph" style:parent-style-name="Standard">
      <style:text-properties style:font-name="Calibri" officeooo:rsid="00126023" officeooo:paragraph-rsid="0017c927"/>
    </style:style>
    <style:style style:name="P13" style:family="paragraph" style:parent-style-name="Standard">
      <style:text-properties style:font-name="Calibri" officeooo:rsid="00126023" officeooo:paragraph-rsid="0018416c"/>
    </style:style>
    <style:style style:name="P14" style:family="paragraph" style:parent-style-name="Standard">
      <style:text-properties style:font-name="Calibri" officeooo:rsid="0014f4ba" officeooo:paragraph-rsid="0014f4ba"/>
    </style:style>
    <style:style style:name="P15" style:family="paragraph" style:parent-style-name="Standard">
      <style:text-properties style:font-name="Calibri" officeooo:rsid="0015efc9" officeooo:paragraph-rsid="0015efc9"/>
    </style:style>
    <style:style style:name="P16" style:family="paragraph" style:parent-style-name="Standard">
      <style:text-properties style:font-name="Calibri" officeooo:rsid="0018b9f4" officeooo:paragraph-rsid="0018b9f4"/>
    </style:style>
    <style:style style:name="P17" style:family="paragraph" style:parent-style-name="Standard">
      <style:text-properties style:font-name="Calibri" officeooo:rsid="0018416c" officeooo:paragraph-rsid="0018416c"/>
    </style:style>
    <style:style style:name="P18" style:family="paragraph" style:parent-style-name="Standard">
      <style:text-properties style:font-name="Calibri" officeooo:rsid="0018f023" officeooo:paragraph-rsid="0018f023"/>
    </style:style>
    <style:style style:name="P19" style:family="paragraph" style:parent-style-name="Standard">
      <style:text-properties style:font-name="Calibri" officeooo:rsid="0017c927" officeooo:paragraph-rsid="0018f023"/>
    </style:style>
    <style:style style:name="P20" style:family="paragraph" style:parent-style-name="Heading_20_3">
      <style:paragraph-properties fo:break-before="page"/>
      <style:text-properties officeooo:paragraph-rsid="0017c927"/>
    </style:style>
    <style:style style:name="P21" style:family="paragraph" style:parent-style-name="Heading_20_3">
      <style:paragraph-properties fo:break-before="page"/>
      <style:text-properties officeooo:paragraph-rsid="0018416c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4f4ba"/>
    </style:style>
    <style:style style:name="T3" style:family="text">
      <style:text-properties style:font-name="Calibri" officeooo:rsid="0015efc9"/>
    </style:style>
    <style:style style:name="T4" style:family="text">
      <style:text-properties style:font-name="Calibri" officeooo:rsid="00172267"/>
    </style:style>
    <style:style style:name="T5" style:family="text">
      <style:text-properties style:font-name="Calibri" officeooo:rsid="00130c35"/>
    </style:style>
    <style:style style:name="T6" style:family="text">
      <style:text-properties officeooo:rsid="00184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tion to Web Deploy</text:h>
      <text:p text:style-name="P1"><text:a xlink:type="simple" xlink:href="https://docs.microsoft.com/en-us/iis/publish/using-web-deploy/introduction-to-web-deploy" text:style-name="Internet_20_link" text:visited-style-name="Visited_20_Internet_20_Link"><text:span text:style-name="T1"/></text:a></text:p>
      <text:p text:style-name="P11">Länk till artikel:</text:p>
      <text:p text:style-name="P11"/>
      <text:p text:style-name="P1"><text:a xlink:type="simple" xlink:href="https://docs.microsoft.com/en-us/iis/publish/using-web-deploy/introduction-to-web-deploy" text:style-name="Internet_20_link" text:visited-style-name="Visited_20_Internet_20_Link"><text:span text:style-name="T1">https://docs.microsoft.com/en-us/iis/publish/using-web-deploy/introduction-to-web-deploy</text:span></text:a></text:p>
      <text:p text:style-name="P11"/>
      <text:p text:style-name="P11">De viktigaste delarna:</text:p>
      <text:p text:style-name="P11"/>
      <text:p text:style-name="P8"><text:a xlink:type="simple" xlink:href="https://www.highly.co/hl/joeAxEyQBcptI3" text:style-name="Internet_20_link" text:visited-style-name="Visited_20_Internet_20_Link"><text:span text:style-name="T2">https://www.highly.co/hl/joeAxEyQBcptI3</text:span></text:a></text:p>
      <text:p text:style-name="P14"/>
      <text:p text:style-name="P15">1. Gå in på länken ovan</text:p>
      <text:p text:style-name="P9"><text:span text:style-name="T3">2. </text:span><text:span text:style-name="T1">Installera Hightlight extension </text:span><text:span text:style-name="T3">(för Chrome, Firefox m.m)</text:span></text:p>
      <text:p text:style-name="P15">3. Gå in på länken igen</text:p>
      <text:p text:style-name="P10"><text:span text:style-name="T3">4. T</text:span><text:span text:style-name="T5">ryck ”</text:span><text:span text:style-name="T4">See</text:span><text:span text:style-name="T5"> in Context”. </text:span><text:span text:style-name="T3">Nu är de viktigaste texterna/rubrikerna markerade.</text:span><text:line-break/></text:p>
      <text:h text:style-name="P20" text:outline-level="3">Publish your Hello World application with Visual Studio 2017<text:line-break/></text:h>
      <text:p text:style-name="P12">Länk till artikel:</text:p>
      <text:p text:style-name="P12"/>
      <text:p text:style-name="P18"><text:a xlink:type="simple" xlink:href="https://docs.microsoft.com/en-us/dotnet/core/tutorials/publishing-with-visual-studio" text:style-name="Internet_20_link" text:visited-style-name="Visited_20_Internet_20_Link">https://docs.microsoft.com/en-us/dotnet/core/tutorials/publishing-with-visual-studio</text:a></text:p>
      <text:p text:style-name="P19"/>
      <text:p text:style-name="P7">De viktigaste delarna:</text:p>
      <text:p text:style-name="P3"/>
      <text:p text:style-name="P7"><text:a xlink:type="simple" xlink:href="https://www.highly.co/hl/RxXIZHa9vlprDL" text:style-name="Internet_20_link" text:visited-style-name="Visited_20_Internet_20_Link">https://www.highly.co/hl/RxXIZHa9vlprDL</text:a></text:p>
      <text:p text:style-name="P7"/>
      <text:h text:style-name="P21" text:outline-level="3"><text:span text:style-name="T6">Create publish profiles for Visual Studio and MSBuild, to deploy ASP.NET Core apps</text:span><text:line-break/></text:h>
      <text:p text:style-name="P2">Länk till artikel:</text:p>
      <text:p text:style-name="P2"/>
      <text:p text:style-name="P7"><text:a xlink:type="simple" xlink:href="https://docs.microsoft.com/en-us/aspnet/core/publishing/web-publishing-vs?tabs=aspnetcore2x" text:style-name="Internet_20_link" text:visited-style-name="Visited_20_Internet_20_Link">https://docs.microsoft.com/en-us/aspnet/core/publishing/web-publishing-vs?tabs=aspnetcore2x</text:a></text:p>
      <text:p text:style-name="P5"/>
      <text:p text:style-name="P2">De viktigaste delarna:</text:p>
      <text:p text:style-name="P2"/>
      <text:p text:style-name="P7"><text:a xlink:type="simple" xlink:href="https://www.highly.co/hl/t6y3bKOKA6wQHZ" text:style-name="Internet_20_link" text:visited-style-name="Visited_20_Internet_20_Link">https://www.highly.co/hl/t6y3bKOKA6wQHZ</text:a></text:p>
      <text:p text:style-name="P7"/>
      <text:p text:style-name="P4"/>
      <text:h text:style-name="P21" text:outline-level="3"><text:span text:style-name="T6">Visual Studio Debug VS Release mode</text:span><text:line-break/></text:h>
      <text:p text:style-name="P2">Länk till artikel:</text:p>
      <text:p text:style-name="P4"><text:a xlink:type="simple" xlink:href="https://docs.microsoft.com/en-us/aspnet/core/publishing/web-publishing-vs?tabs=aspnetcore2x" text:style-name="Internet_20_link" text:visited-style-name="Visited_20_Internet_20_Link"/></text:p>
      <text:p text:style-name="P6"><text:a xlink:type="simple" xlink:href="http://www.dotnettricks.com/learn/visualstudio/visual-studio-debug-vs-release-mode" text:style-name="Internet_20_link" text:visited-style-name="Visited_20_Internet_20_Link">http://www.dotnettricks.com/learn/visualstudio/visual-studio-debug-vs-release-mode</text:a></text:p>
      <text:p text:style-name="P4"/>
      <text:p text:style-name="P6">(Läs hela artikel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Calibri Light" fo:font-family="'Calibri Light'" style:font-family-generic="swiss" style:font-pitch="variable" fo:font-size="36pt" fo:font-weight="normal" officeooo:rsid="00126023" style:font-size-asian="36pt" style:font-weight-asian="normal" style:font-size-complex="36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6:10:53.356000000</meta:creation-date>
    <dc:date>2017-12-14T10:23:17.779000000</dc:date>
    <meta:editing-duration>PT2H41M51S</meta:editing-duration>
    <meta:editing-cycles>4</meta:editing-cycles>
    <meta:generator>LibreOffice/5.3.3.2$Windows_X86_64 LibreOffice_project/3d9a8b4b4e538a85e0782bd6c2d430bafe583448</meta:generator>
    <meta:document-statistic meta:table-count="0" meta:image-count="0" meta:object-count="0" meta:page-count="4" meta:paragraph-count="23" meta:word-count="94" meta:character-count="1009" meta:non-whitespace-character-count="934"/>
  </office:meta>
</office:document-meta>
</file>